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officeooo:rsid="0018046b" officeooo:paragraph-rsid="0018046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8046b" style:font-name-asian="Webdings" style:font-size-asian="7pt" style:font-name-complex="Webdings" style:font-size-complex="7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19ff41" style:font-name-asian="Webdings" style:font-size-asian="9pt" style:font-name-complex="Webdings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officeooo:paragraph-rsid="0019ff41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font-weight="bold" officeooo:rsid="0018046b" officeooo:paragraph-rsid="0019ff4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9ff41" style:font-name-asian="Webdings" style:font-size-asian="10pt" style:font-name-complex="Webdings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officeooo:paragraph-rsid="0019ff41" style:font-name-asian="Webdings" style:font-size-asian="9pt" style:font-name-complex="Webdings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9ff41" style:font-name-asian="Webdings" style:font-size-asian="16pt" style:font-name-complex="Webdings" style:font-size-complex="16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8pt" officeooo:paragraph-rsid="0019ff41" style:font-size-asian="8pt" style:font-size-complex="8pt"/>
    </style:style>
    <style:style style:name="P14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Arial" fo:font-size="7pt" officeooo:rsid="0018046b" officeooo:paragraph-rsid="0019ff41" style:font-name-asian="Webdings" style:font-size-asian="7pt" style:font-name-complex="Webdings" style:font-size-complex="7pt"/>
    </style:style>
    <style:style style:name="P15" style:family="paragraph">
      <style:paragraph-properties fo:text-align="center"/>
    </style:style>
    <style:style style:name="T1" style:family="text">
      <style:text-properties officeooo:rsid="0019ff41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5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5"><text:span text:style-name="T2">Iowa Scaled Engineering, LLC</text:span></text:p>
          <text:p text:style-name="P15"><text:span text:style-name="T2"/></text:p>
          <text:p text:style-name="P15"><text:span text:style-name="T2">http://iascaled.com/</text:span></text:p>
        </draw:text-box>
      </draw:frame>
      <draw:frame text:anchor-type="page" text:anchor-page-number="2" draw:z-index="4" draw:style-name="gr2" svg:width="2.3961in" svg:height="0.5453in" draw:transform="rotate (-3.14159265358979) translate (3.19791666666667in 1.74513888888889in)">
        <draw:text-box>
          <text:p text:style-name="P15"><text:span text:style-name="T2">Iowa Scaled Engineering, LLC</text:span></text:p>
          <text:p text:style-name="P15"><text:span text:style-name="T2"/></text:p>
          <text:p text:style-name="P15"><text:span text:style-name="T2">http://iascaled.com/</text:span></text:p>
        </draw:text-box>
      </draw:frame>
      <draw:line text:anchor-type="page" text:anchor-page-number="2" draw:z-index="5" draw:style-name="gr1" draw:text-style-name="P15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Reflective Infrared Proximity Sensor</text:p>
      <text:p text:style-name="P2"/>
      <text:p text:style-name="P6">The CKT-IRSENSE is an inexpensive reflective infrared proximity sensor, designed primarily for model railroad use, utilizing the latest in proximity sensor technology. <text:s/>It can be used to trigger a variety of sound and visual effects as well as provide track occupancy status.</text:p>
      <text:p text:style-name="P4"/>
      <text:p text:style-name="P5">CKT-IRSENSE</text:p>
      <text:p text:style-name="P4"/>
      <text:p text:style-name="P7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y="3.6in" svg:width="3in" svg:height="0.3299in" draw:z-index="3"><draw:image xlink:href="Pictures/1000020100000BB50000014DE514F2B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Reflective Infrared Proximity Sensor</text:p>
      <text:p text:style-name="P10"/>
      <text:p text:style-name="P14">The CKT-IRSENSE-<text:span text:style-name="T1">2PC</text:span> is an inexpensive reflective infrared proximity sensor, designed primarily for model railroad use, utilizing the latest in proximity sensor technology. <text:s/>It can be used to trigger a variety of sound and visual effects as well as provide track occupancy status. <text:s/><text:span text:style-name="T1">The sensor is connected via 4-conductor flat wire cable to the control board allowing greater flexibility in mounting the sensor.</text:span></text:p>
      <text:p text:style-name="P11"/>
      <text:p text:style-name="P12">CKT-IRSENSE-<text:span text:style-name="T1">2PC</text:span></text:p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6-07-31T13:25:08.468598121</dc:date>
    <meta:editing-duration>PT33M58S</meta:editing-duration>
    <meta:editing-cycles>15</meta:editing-cycles>
    <meta:printed-by>Michael Petersen</meta:printed-by>
    <meta:print-date>2013-04-28T09:34:21</meta:print-date>
    <meta:document-statistic meta:table-count="0" meta:image-count="2" meta:object-count="0" meta:page-count="2" meta:paragraph-count="6" meta:word-count="114" meta:character-count="783" meta:non-whitespace-character-count="672"/>
  </office:meta>
</office:document-meta>
</file>